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DC000004A20296E94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>
      <style:paragraph-properties fo:text-align="start" style:justify-single-word="false"/>
      <style:text-properties officeooo:paragraph-rsid="001f667d"/>
    </style:style>
    <style:style style:name="P3" style:family="paragraph" style:parent-style-name="Standard">
      <style:paragraph-properties fo:text-align="center" style:justify-single-word="false"/>
      <style:text-properties officeooo:paragraph-rsid="001f667d"/>
    </style:style>
    <style:style style:name="P4" style:family="paragraph" style:parent-style-name="Standard">
      <style:paragraph-properties fo:text-align="start" style:justify-single-word="false"/>
      <style:text-properties style:text-position="0% 100%" officeooo:paragraph-rsid="001f667d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officeooo:rsid="002870b9" officeooo:paragraph-rsid="002870b9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2870b9" officeooo:paragraph-rsid="002870b9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 officeooo:rsid="002889fe" officeooo:paragraph-rsid="002889fe"/>
    </style:style>
    <style:style style:name="P8" style:family="paragraph" style:parent-style-name="Standard">
      <style:paragraph-properties fo:text-align="start" style:justify-single-word="false"/>
      <style:text-properties style:text-position="0% 100%" officeooo:rsid="002889fe" officeooo:paragraph-rsid="002889fe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officeooo:rsid="002b3bd7" officeooo:paragraph-rsid="002df5c8"/>
    </style:style>
    <style:style style:name="P10" style:family="paragraph" style:parent-style-name="Standard">
      <style:paragraph-properties fo:text-align="start" style:justify-single-word="false"/>
      <style:text-properties style:text-position="0% 100%" officeooo:rsid="002b3bd7" officeooo:paragraph-rsid="002df5c8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2f4970" officeooo:paragraph-rsid="002f4970"/>
    </style:style>
    <style:style style:name="P12" style:family="paragraph" style:parent-style-name="Standard">
      <style:paragraph-properties fo:text-align="start" style:justify-single-word="false"/>
      <style:text-properties style:text-position="0% 100%" officeooo:rsid="002f4970" officeooo:paragraph-rsid="002f4970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30147d" officeooo:paragraph-rsid="0030147d"/>
    </style:style>
    <style:style style:name="P14" style:family="paragraph" style:parent-style-name="Standard">
      <style:paragraph-properties fo:text-align="start" style:justify-single-word="false"/>
      <style:text-properties style:text-position="0% 100%" officeooo:rsid="0030147d" officeooo:paragraph-rsid="0030147d"/>
    </style:style>
    <style:style style:name="P15" style:family="paragraph" style:parent-style-name="Standard">
      <style:paragraph-properties fo:text-align="center" style:justify-single-word="false"/>
      <style:text-properties officeooo:paragraph-rsid="001f667d"/>
    </style:style>
    <style:style style:name="T1" style:family="text">
      <style:text-properties officeooo:rsid="001d9ab3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30841e"/>
    </style:style>
    <style:style style:name="T4" style:family="text">
      <style:text-properties style:text-position="super 58%" officeooo:rsid="0030de32"/>
    </style:style>
    <style:style style:name="T5" style:family="text">
      <style:text-properties officeooo:rsid="002796d9"/>
    </style:style>
    <style:style style:name="T6" style:family="text">
      <style:text-properties officeooo:rsid="002c3e64"/>
    </style:style>
    <style:style style:name="T7" style:family="text">
      <style:text-properties officeooo:rsid="0030841e"/>
    </style:style>
    <style:style style:name="T8" style:family="text">
      <style:text-properties officeooo:rsid="0030de3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<text:variable-set text:name="Assignment" office:value-type="float" office:value="11" style:data-style-name="N0">11</text:variable-set>: <text:span text:style-name="T5">Bernouli's Equation</text:span></text:p>
      <text:p text:style-name="P3"/>
      <text:list xml:id="list3614837324354057305" text:style-name="L1">
        <text:list-item>
          <text:p text:style-name="P5">Water is flowing in a fire hose with a velocity of 1.0 m/s and a pressure of 200000 Pa. At the nozzle the pressure decreases to atmospheric pressure (101300 Pa), there is no change in height. Calculate the velocity of the water exiting the nozzle.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75709371840293" text:continue-numbering="true" text:style-name="L1">
        <text:list-item>
          <text:p text:style-name="P7">The density of ethanol is 789 kg/m<text:span text:style-name="T2">3</text:span>. <text:s/>At a refinery, ethanol is flowing in a pipe at a velocity of 1 m/s and a <text:s/>pressure of 101300 Pa. The refinery needs the ethanol to be at a pressure of 2 atm (202600 Pa) on a lower level. How far must the pipe drop in height in order to <text:s/>achieve this pressure? <text:s/>Assume the velocity does not change. 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75708879718616" text:continue-numbering="true" text:style-name="L1">
        <text:list-item>
          <text:p text:style-name="P9">A barrel full of rainwater has a depth of 0.8 m. <text:s/>Find <text:span text:style-name="T6">the veloctiy that rainwater will drain through a hole at the bottom of the barrel. <text:s/></text:span>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75709177878755" text:continue-numbering="true" text:style-name="L1">
        <text:list-item>
          <text:p text:style-name="P11"><text:soft-page-break/>At a given instant, the blood pressure in the heart is 1.6 × <text:s/>10<text:span text:style-name="T2">4</text:span> Pa. If an artery in the brain is 0.45 m above the heart, what is the pressure in the artery? Assume that the speed of the blood flowing through the heart and artery is the same.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75710162931951" text:continue-numbering="true" text:style-name="L1">
        <text:list-item>
          <text:p text:style-name="P13">A water line with an internal radius of 6.5 × 10<text:span text:style-name="T2">-3</text:span> m is connected to a shower head that has 12 holes. The speed of the water in the line is 1.2 m/s.</text:p>
          <text:list>
            <text:list-item>
              <text:p text:style-name="P13">What is the volume flow rate in the line? </text:p>
            </text:list-item>
          </text:list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75710094153961" text:continue-numbering="true" text:style-name="L1">
        <text:list-item>
          <text:list>
            <text:list-item>
              <text:p text:style-name="P13">At what speed does the water leave one of the holes (effective hole radius = 4.6 × 10<text:span text:style-name="T2">-4</text:span> m) in the shower head? </text:p>
            </text:list-item>
          </text:list>
          <text:p text:style-name="P7"/>
        </text:list-item>
      </text:list>
      <text:p text:style-name="P4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officeooo:rsid="0030de32"/>
    </style:style>
    <style:style style:name="MT3" style:family="text">
      <style:text-properties style:text-position="super 58%" officeooo:rsid="0030de32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2374in" svg:y="-0.1811in" svg:width="0.7in" svg:height="0.55in" draw:z-index="1"><draw:image xlink:href="Pictures/10000000000005DC000004A20296E949.jpg" xlink:type="simple" xlink:show="embed" xlink:actuate="onLoad"/></draw:frame> <text:s text:c="12"/><text:span text:style-name="MT1">Name: <text:tab/><text:tab/></text:span><text:span text:style-name="MT1"><text:date style:data-style-name="N37" text:date-value="2016-01-12T07:57:08.490213956" text:date-adjust="PT24H00M00S">01/13/16</text:date></text:span></text:p>
      </style:header>
      <style:footer>
        <text:p text:style-name="MP1"><text:span text:style-name="MT2">3</text:span><text:span text:style-name="MT3">rd</text:span><text:span text:style-name="MT2"> </text:span>Nine Weeks<text:tab/><text:page-number text:select-page="current">1</text:page-number>/<text:page-count>2</text:page-count><text:tab/>Assignment <text:variable-get text:name="Assignment" style:data-style-name="N0">1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07:39:11.473380017</meta:creation-date>
    <meta:editing-duration>PT17M51S</meta:editing-duration>
    <meta:editing-cycles>12</meta:editing-cycles>
    <meta:generator>LibreOffice/4.3.7.2$Linux_X86_64 LibreOffice_project/430$Build-2</meta:generator>
    <dc:date>2016-01-12T07:57:08.405404824</dc:date>
    <meta:document-statistic meta:table-count="0" meta:image-count="1" meta:object-count="0" meta:page-count="2" meta:paragraph-count="10" meta:word-count="273" meta:character-count="1375" meta:non-whitespace-character-count="1093"/>
  </office:meta>
</office:document-meta>
</file>